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tatement 1 with a footnote.<text:note text:id="ftn1" text:note-class="footnote"><text:note-citation>1</text:note-citation><text:note-body><text:p text:style-name="Footnote">This is the attacted footnote</text:p></text:note-body></text:note></text:p>
      <text:p text:style-name="Standard">This is statement 2 with a footnote.<text:note text:id="ftn0" text:note-class="footnote"><text:note-citation>2</text:note-citation><text:note-body><text:p text:style-name="Footnote">This is the attacted footnote</text:p></text:note-body></text:note></text:p>
      <text:p text:style-name="P1">This is statement 1 page 2 with a footnote.<text:note text:id="ftn3" text:note-class="footnote"><text:note-citation>3</text:note-citation><text:note-body><text:p text:style-name="Footnote">This is the attacted footnote</text:p></text:note-body></text:note></text:p>
      <text:p text:style-name="Standard">This is statement 2 page 2 with a footnote.<text:note text:id="ftn2" text:note-class="footnote"><text:note-citation>4</text:note-citation><text:note-body><text:p text:style-name="Footnote">This is the attacted footnote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26T10:20:44</meta:creation-date>
    <dc:creator>Daniel Holmlund</dc:creator>
    <dc:date>2008-05-26T10:49:50</dc:date>
    <meta:editing-cycles>3</meta:editing-cycles>
    <meta:editing-duration>PT6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" meta:word-count="52" meta:character-count="278"/>
  </office:meta>
</office:document-meta>
</file>